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4091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7043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cccc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3" style:family="table-cell" style:parent-style-name="Default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>
            <text:p>No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Loan Amount</text:p>
          </table:table-cell>
          <table:table-cell table:style-name="ce3" office:value-type="string">
            <text:p>Interest Amount</text:p>
          </table:table-cell>
          <table:table-cell table:style-name="ce5" office:value-type="string">
            <text:p>Given Date</text:p>
          </table:table-cell>
          <table:table-cell table:style-name="ce5" office:value-type="string">
            <text:p>Closed Da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bar - Bharathi Nagar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table:style-name="ce6" office:value-type="date" office:date-value="2018-11-06">
            <text:p>11/06/18</text:p>
          </table:table-cell>
          <table:table-cell office:value-type="string">
            <text:p>24/07/201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san-Kaikari Kadai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office:value-type="string">
            <text:p>28/02/2018</text:p>
          </table:table-cell>
          <table:table-cell office:value-type="date" office:date-value="2018-07-06">
            <text:p>07/06/1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alaji-Om Sakthi Nagar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office:value-type="string">
            <text:p>18/02/2018</text:p>
          </table:table-cell>
          <table:table-cell office:value-type="string">
            <text:p>28/05/201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avani Store - Kadamba Nagar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15/03/2018</text:p>
          </table:table-cell>
          <table:table-cell office:value-type="date" office:date-value="2018-03-07">
            <text:p>03/07/1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Hari - Kalangarai</text:p>
          </table:table-cell>
          <table:table-cell office:value-type="float" office:value="5000">
            <text:p>5000</text:p>
          </table:table-cell>
          <table:table-cell office:value-type="float" office:value="500">
            <text:p>500</text:p>
          </table:table-cell>
          <table:table-cell office:value-type="string">
            <text:p>19/02/2018</text:p>
          </table:table-cell>
          <table:table-cell office:value-type="date" office:date-value="2018-03-05">
            <text:p>03/05/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qbal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office:value-type="string">
            <text:p>27/01/2018</text:p>
          </table:table-cell>
          <table:table-cell office:value-type="string">
            <text:p>20/03/20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qbal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office:value-type="string">
            <text:p>20/03/2018</text:p>
          </table:table-cell>
          <table:table-cell office:value-type="date" office:date-value="2018-03-05">
            <text:p>03/05/18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Iqbal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03-05">
            <text:p>03/05/18</text:p>
          </table:table-cell>
          <table:table-cell office:value-type="date" office:date-value="2018-08-06">
            <text:p>08/06/1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laiSelvan-Tirupullani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table:style-name="ce6" office:value-type="date" office:date-value="2018-02-04">
            <text:p>02/04/18</text:p>
          </table:table-cell>
          <table:table-cell office:value-type="string">
            <text:p>16/04/20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KalaiSelvan-Tirupullani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office:value-type="string">
            <text:p>16/04/2018</text:p>
          </table:table-cell>
          <table:table-cell office:value-type="string">
            <text:p>14/06/201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KalaiSelvan-Tirupullani</text:p>
          </table:table-cell>
          <table:table-cell office:value-type="float" office:value="15000">
            <text:p>15000</text:p>
          </table:table-cell>
          <table:table-cell office:value-type="float" office:value="1200">
            <text:p>1200</text:p>
          </table:table-cell>
          <table:table-cell office:value-type="string">
            <text:p>14/06/2018</text:p>
          </table:table-cell>
          <table:table-cell office:value-type="string">
            <text:p>23/07/201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rmegam - Aranmanai</text:p>
          </table:table-cell>
          <table:table-cell office:value-type="float" office:value="15000">
            <text:p>15000</text:p>
          </table:table-cell>
          <table:table-cell office:value-type="float" office:value="1000">
            <text:p>1000</text:p>
          </table:table-cell>
          <table:table-cell office:value-type="string">
            <text:p>13/07/2018</text:p>
          </table:table-cell>
          <table:table-cell office:value-type="string">
            <text:p>19/07/20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Kumar-MuruganIdliKadai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17/02/2018</text:p>
          </table:table-cell>
          <table:table-cell office:value-type="date" office:date-value="2018-05-05">
            <text:p>05/05/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litha - Teacher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15/04/2018</text:p>
          </table:table-cell>
          <table:table-cell office:value-type="string">
            <text:p>28/04/2018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Manikandan T Stall Kadamba Nagar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25/01/2018</text:p>
          </table:table-cell>
          <table:table-cell office:value-type="date" office:date-value="2018-05-05">
            <text:p>05/05/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d Karu - Muttia business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office:value-type="string">
            <text:p>21/03/2018</text:p>
          </table:table-cell>
          <table:table-cell office:value-type="string">
            <text:p>27/06/20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S Fancy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06-04">
            <text:p>06/04/18</text:p>
          </table:table-cell>
          <table:table-cell office:value-type="string">
            <text:p>25/06/201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uniasamy-PorattaMaster</text:p>
          </table:table-cell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string">
            <text:p>16/02/2018</text:p>
          </table:table-cell>
          <table:table-cell office:value-type="string">
            <text:p>18/04/2018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uniasamy-PorattaMaster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18/04/2018</text:p>
          </table:table-cell>
          <table:table-cell office:value-type="string">
            <text:p>21/06/201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uniswaran-PalaKadai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table:style-name="ce6" office:value-type="date" office:date-value="2018-05-03">
            <text:p>05/03/18</text:p>
          </table:table-cell>
          <table:table-cell office:value-type="string">
            <text:p>14/03/201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uniswaran-PalaKadai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30/03/2018</text:p>
          </table:table-cell>
          <table:table-cell office:value-type="string">
            <text:p>19/07/201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Naga Periasamy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15/02/2018</text:p>
          </table:table-cell>
          <table:table-cell office:value-type="date" office:date-value="2018-09-05">
            <text:p>09/05/18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ndi Maligai - CheckPost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table:style-name="ce6" office:value-type="date" office:date-value="2018-07-03">
            <text:p>07/03/18</text:p>
          </table:table-cell>
          <table:table-cell office:value-type="string">
            <text:p>19/06/20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nner Selvam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01-02">
            <text:p>01/02/18</text:p>
          </table:table-cell>
          <table:table-cell office:value-type="string">
            <text:p>15/03/201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aghavan - Ilamanur</text:p>
          </table:table-cell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string">
            <text:p>27/01/2018</text:p>
          </table:table-cell>
          <table:table-cell office:value-type="string">
            <text:p>16/03/201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aghavan - Ilamanur</text:p>
          </table:table-cell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string">
            <text:p>17/03/2018</text:p>
          </table:table-cell>
          <table:table-cell office:value-type="string">
            <text:p>15/04/201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aghavan - Ilamanur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15/04/2018</text:p>
          </table:table-cell>
          <table:table-cell office:value-type="date" office:date-value="2018-10-06">
            <text:p>10/06/1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aj Roja - Soopu Kadai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07-02">
            <text:p>07/02/18</text:p>
          </table:table-cell>
          <table:table-cell office:value-type="string">
            <text:p>20/05/2018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Raja Mhd - Michar Business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table:style-name="ce6" office:value-type="date" office:date-value="2018-02-04">
            <text:p>02/04/18</text:p>
          </table:table-cell>
          <table:table-cell office:value-type="string">
            <text:p>26/06/2018</text:p>
          </table:table-cell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Seeni Mohamed - Chappel Business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office:value-type="string">
            <text:p>22/03/2018</text:p>
          </table:table-cell>
          <table:table-cell office:value-type="string">
            <text:p>13/06/2018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Seetha Laxmi - Kalangarai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table:style-name="ce6" office:value-type="date" office:date-value="2018-08-02">
            <text:p>08/02/18</text:p>
          </table:table-cell>
          <table:table-cell office:value-type="date" office:date-value="2018-04-05">
            <text:p>04/05/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ikkanthar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01-02">
            <text:p>01/02/18</text:p>
          </table:table-cell>
          <table:table-cell office:value-type="date" office:date-value="2018-12-05">
            <text:p>12/05/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ikkanthar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12-05">
            <text:p>12/05/18</text:p>
          </table:table-cell>
          <table:table-cell office:value-type="string">
            <text:p>13/07/201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ivaPrakasam-TN Store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table:style-name="ce6" office:value-type="date" office:date-value="2018-09-02">
            <text:p>09/02/18</text:p>
          </table:table-cell>
          <table:table-cell office:value-type="string">
            <text:p>15/05/20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lthan - Travels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07-03">
            <text:p>07/03/18</text:p>
          </table:table-cell>
          <table:table-cell office:value-type="string">
            <text:p>28/04/201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lthan - Travels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office:value-type="string">
            <text:p>28/04/2018</text:p>
          </table:table-cell>
          <table:table-cell office:value-type="string">
            <text:p>28/06/201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yed-Ajanth Bakery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12-03">
            <text:p>12/03/18</text:p>
          </table:table-cell>
          <table:table-cell office:value-type="string">
            <text:p>13/05/201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yed-Ajanth Bakery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office:value-type="string">
            <text:p>15/05/2018</text:p>
          </table:table-cell>
          <table:table-cell office:value-type="string">
            <text:p>24/06/2018</text:p>
          </table:table-cell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Thiruvikas-Maligai-old check post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string">
            <text:p>19/02/2018</text:p>
          </table:table-cell>
          <table:table-cell office:value-type="date" office:date-value="2018-10-05">
            <text:p>10/05/18</text:p>
          </table:table-cell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Thiruvikas-Maligai-old check post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table:style-name="ce6" office:value-type="date" office:date-value="2018-11-05">
            <text:p>11/05/18</text:p>
          </table:table-cell>
          <table:table-cell office:value-type="string">
            <text:p>20/07/201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vignesh-Computer System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office:value-type="string">
            <text:p>26/02/2018</text:p>
          </table:table-cell>
          <table:table-cell office:value-type="date" office:date-value="2018-05-05">
            <text:p>05/05/18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Vigneswaran - PCC Service</text:p>
          </table:table-cell>
          <table:table-cell office:value-type="float" office:value="20000">
            <text:p>20000</text:p>
          </table:table-cell>
          <table:table-cell office:value-type="float" office:value="1600">
            <text:p>1600</text:p>
          </table:table-cell>
          <table:table-cell table:style-name="ce6" office:value-type="date" office:date-value="2018-06-02">
            <text:p>06/02/18</text:p>
          </table:table-cell>
          <table:table-cell office:value-type="string">
            <text:p>13/04/2018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Vigneswaran - PCC Service</text:p>
          </table:table-cell>
          <table:table-cell office:value-type="float" office:value="30000">
            <text:p>30000</text:p>
          </table:table-cell>
          <table:table-cell office:value-type="float" office:value="2400">
            <text:p>2400</text:p>
          </table:table-cell>
          <table:table-cell office:value-type="string">
            <text:p>13/04/2018</text:p>
          </table:table-cell>
          <table:table-cell office:value-type="date" office:date-value="2018-05-07">
            <text:p>05/07/1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7/29/2018</text:date>, <text:time>18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29T18:25:12.90</meta:creation-date>
    <dc:date>2018-07-29T18:27:28.46</dc:date>
    <dc:creator>jawahar subramanian</dc:creator>
    <meta:editing-duration>PT2M15S</meta:editing-duration>
    <meta:editing-cycles>1</meta:editing-cycles>
    <meta:generator>OpenOffice/4.1.5$Win32 OpenOffice.org_project/415m1$Build-9789</meta:generator>
    <meta:document-statistic meta:table-count="3" meta:cell-count="264" meta:object-count="0"/>
  </office:meta>
</office:document-meta>
</file>